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4mm"/>
    </style:style>
    <style:style style:name="co2" style:family="table-column">
      <style:table-column-properties fo:break-before="auto" style:column-width="42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Setpoint not sinusized" draw:style-name="gr1" draw:text-style-name="P1" svg:width="159.99mm" svg:height="89.99mm" svg:x="132.41mm" svg:y="8.33mm">
            <draw:object draw:notify-on-update-of-ranges="Лист1.B2:Лист1.B15 Лист1.C2:Лист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4.12mm" svg:y="106.82mm">
            <draw:object draw:notify-on-update-of-ranges="Лист1.A2:Лист1.A15 Лист1.C2:Лист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point sinusized</text:p>
          </table:table-cell>
          <table:table-cell office:value-type="string" calcext:value-type="string">
            <text:p>Setpoint not sinusized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table:formula="of:=(SIN(([.B2]*2 - 1)*PI()/2) + 1) / 2 * (512 - 1)*128/65536" office:value-type="float" office:value="0.0244239454816177" calcext:value-type="float">
            <text:p>0,02442394548161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SIN(([.B3]*2 - 1)*PI()/2) + 1) / 2 * (512 - 1)*128/65536" office:value-type="float" office:value="0.0953049959710956" calcext:value-type="float">
            <text:p>0,095304995971096</text:p>
          </table:table-cell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formula="of:=(SIN(([.B4]*2 - 1)*PI()/2) + 1) / 2 * (512 - 1)*128/65536" office:value-type="float" office:value="0.114519270450754" calcext:value-type="float">
            <text:p>0,114519270450754</text:p>
          </table:table-cell>
          <table:table-cell office:value-type="float" office:value="0.22" calcext:value-type="float">
            <text:p>0,22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table:formula="of:=(SIN(([.B5]*2 - 1)*PI()/2) + 1) / 2 * (512 - 1)*128/65536" office:value-type="float" office:value="0.13525100721451" calcext:value-type="float">
            <text:p>0,13525100721451</text:p>
          </table:table-cell>
          <table:table-cell office:value-type="float" office:value="0.24" calcext:value-type="float">
            <text:p>0,24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table:formula="of:=(SIN(([.B6]*2 - 1)*PI()/2) + 1) / 2 * (512 - 1)*128/65536" office:value-type="float" office:value="0.157418387568789" calcext:value-type="float">
            <text:p>0,157418387568789</text:p>
          </table:table-cell>
          <table:table-cell office:value-type="float" office:value="0.26" calcext:value-type="float">
            <text:p>0,26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table:formula="of:=(SIN(([.B7]*2 - 1)*PI()/2) + 1) / 2 * (512 - 1)*128/65536" office:value-type="float" office:value="0.180933926990644" calcext:value-type="float">
            <text:p>0,180933926990644</text:p>
          </table:table-cell>
          <table:table-cell office:value-type="float" office:value="0.28" calcext:value-type="float">
            <text:p>0,28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 table:formula="of:=(SIN(([.B8]*2 - 1)*PI()/2) + 1) / 2 * (512 - 1)*128/65536" office:value-type="float" office:value="0.205704820389205" calcext:value-type="float">
            <text:p>0,205704820389205</text:p>
          </table:table-cell>
          <table:table-cell office:value-type="float" office:value="0.3" calcext:value-type="float">
            <text:p>0,3</text:p>
          </table:table-cell>
          <table:table-cell office:value-type="float" office:value="14285" calcext:value-type="float">
            <text:p>14285</text:p>
          </table:table-cell>
        </table:table-row>
        <table:table-row table:style-name="ro1">
          <table:table-cell table:formula="of:=(SIN(([.B9]*2 - 1)*PI()/2) + 1) / 2 * (512 - 1)*128/65536" office:value-type="float" office:value="0.344816714721096" calcext:value-type="float">
            <text:p>0,344816714721096</text:p>
          </table:table-cell>
          <table:table-cell office:value-type="float" office:value="0.4" calcext:value-type="float">
            <text:p>0,4</text:p>
          </table:table-cell>
          <table:table-cell office:value-type="float" office:value="24489" calcext:value-type="float">
            <text:p>24489</text:p>
          </table:table-cell>
        </table:table-row>
        <table:table-row table:style-name="ro1">
          <table:table-cell table:formula="of:=(SIN(([.B10]*2 - 1)*PI()/2) + 1) / 2 * (512 - 1)*128/65536" office:value-type="float" office:value="0.4990234375" calcext:value-type="float">
            <text:p>0,4990234375</text:p>
          </table:table-cell>
          <table:table-cell office:value-type="float" office:value="0.5" calcext:value-type="float">
            <text:p>0,5</text:p>
          </table:table-cell>
          <table:table-cell office:value-type="float" office:value="30769" calcext:value-type="float">
            <text:p>30769</text:p>
          </table:table-cell>
        </table:table-row>
        <table:table-row table:style-name="ro1">
          <table:table-cell table:formula="of:=(SIN(([.B11]*2 - 1)*PI()/2) + 1) / 2 * (512 - 1)*128/65536" office:value-type="float" office:value="0.653230160278905" calcext:value-type="float">
            <text:p>0,653230160278905</text:p>
          </table:table-cell>
          <table:table-cell office:value-type="float" office:value="0.6" calcext:value-type="float">
            <text:p>0,6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formula="of:=(SIN(([.B12]*2 - 1)*PI()/2) + 1) / 2 * (512 - 1)*128/65536" office:value-type="float" office:value="0.792342054610795" calcext:value-type="float">
            <text:p>0,792342054610795</text:p>
          </table:table-cell>
          <table:table-cell office:value-type="float" office:value="0.7" calcext:value-type="float">
            <text:p>0,7</text:p>
          </table:table-cell>
          <table:table-cell office:value-type="float" office:value="35294" calcext:value-type="float">
            <text:p>35294</text:p>
          </table:table-cell>
        </table:table-row>
        <table:table-row table:style-name="ro1">
          <table:table-cell table:formula="of:=(SIN(([.B13]*2 - 1)*PI()/2) + 1) / 2 * (512 - 1)*128/65536" office:value-type="float" office:value="0.902741879028904" calcext:value-type="float">
            <text:p>0,902741879028904</text:p>
          </table:table-cell>
          <table:table-cell office:value-type="float" office:value="0.8" calcext:value-type="float">
            <text:p>0,8</text:p>
          </table:table-cell>
          <table:table-cell office:value-type="float" office:value="36585" calcext:value-type="float">
            <text:p>36585</text:p>
          </table:table-cell>
        </table:table-row>
        <table:table-row table:style-name="ro1">
          <table:table-cell table:formula="of:=(SIN(([.B14]*2 - 1)*PI()/2) + 1) / 2 * (512 - 1)*128/65536" office:value-type="float" office:value="0.973622929518382" calcext:value-type="float">
            <text:p>0,973622929518382</text:p>
          </table:table-cell>
          <table:table-cell office:value-type="float" office:value="0.9" calcext:value-type="float">
            <text:p>0,9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table:formula="of:=(SIN(([.B15]*2 - 1)*PI()/2) + 1) / 2 * (512 - 1)*128/65536" office:value-type="float" office:value="0.998046875" calcext:value-type="float">
            <text:p>0,998046875</text:p>
          </table:table-cell>
          <table:table-cell office:value-type="float" office:value="1" calcext:value-type="float">
            <text:p>1</text:p>
          </table:table-cell>
          <table:table-cell office:value-type="float" office:value="37500" calcext:value-type="float">
            <text:p>3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.00.0000</text:date>, <text:time style:data-style-name="N2" text:time-value="20:40:52.1897905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1:43:30.523259944</meta:creation-date>
    <dc:date>2018-09-02T20:59:02.700570695</dc:date>
    <meta:editing-duration>PT10M56S</meta:editing-duration>
    <meta:editing-cycles>6</meta:editing-cycles>
    <meta:generator>LibreOffice/6.0.6.2$Linux_X86_64 LibreOffice_project/00m0$Build-2</meta:generator>
    <meta:document-statistic meta:table-count="1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Setpoint not sinusized</text:p>
        </chart:title>
        <chart:plot-area chart:style-name="ch3" table:cell-range-address="Лист1.B2:Лист1.C15" svg:x="0.32cm" svg:y="1.275cm" svg:width="15.36cm" svg:height="7.545cm">
          <chartooo:coordinate-region svg:x="1.497cm" svg:y="1.474cm" svg:width="13.94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5" chart:class="chart:scatter">
            <chart:domain table:cell-range-address="Лист1.B2:Лист1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Лист1.B2:Лист1.B15</svg:desc>
                </draw:g>
              </table:table-cell>
              <table:table-cell office:value-type="float" office:value="0">
                <text:p>0</text:p>
                <draw:g>
                  <svg:desc>Лист1.C2:Лист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">
                <text:p>0.26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">
                <text:p>0.28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4285">
                <text:p>14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4489">
                <text:p>24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30769">
                <text:p>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33333">
                <text:p>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35294">
                <text:p>35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36585">
                <text:p>36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7500">
                <text:p>37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Setpoint sinusized</text:p>
        </chart:title>
        <chart:plot-area chart:style-name="ch3" table:cell-range-address="Лист1.A2:Лист1.A15 Лист1.C2:Лист1.C15" svg:x="0.32cm" svg:y="1.275cm" svg:width="15.36cm" svg:height="7.545cm">
          <chartooo:coordinate-region svg:x="1.497cm" svg:y="1.474cm" svg:width="13.94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5" chart:class="chart:scatter">
            <chart:domain table:cell-range-address="Лист1.A2:Лист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4239454816177">
                <text:p>0.0244239454816177</text:p>
                <draw:g>
                  <svg:desc>Лист1.A2:Лист1.A15</svg:desc>
                </draw:g>
              </table:table-cell>
              <table:table-cell office:value-type="float" office:value="0">
                <text:p>0</text:p>
                <draw:g>
                  <svg:desc>Лист1.C2:Лист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049959710956">
                <text:p>0.095304995971095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519270450754">
                <text:p>0.114519270450754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25100721451">
                <text:p>0.13525100721451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7418387568789">
                <text:p>0.157418387568789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933926990644">
                <text:p>0.180933926990644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5704820389205">
                <text:p>0.205704820389205</text:p>
              </table:table-cell>
              <table:table-cell office:value-type="float" office:value="14285">
                <text:p>14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4816714721096">
                <text:p>0.344816714721096</text:p>
              </table:table-cell>
              <table:table-cell office:value-type="float" office:value="24489">
                <text:p>24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90234375">
                <text:p>0.4990234375</text:p>
              </table:table-cell>
              <table:table-cell office:value-type="float" office:value="30769">
                <text:p>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3230160278905">
                <text:p>0.653230160278905</text:p>
              </table:table-cell>
              <table:table-cell office:value-type="float" office:value="33333">
                <text:p>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2342054610795">
                <text:p>0.792342054610795</text:p>
              </table:table-cell>
              <table:table-cell office:value-type="float" office:value="35294">
                <text:p>35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2741879028904">
                <text:p>0.902741879028904</text:p>
              </table:table-cell>
              <table:table-cell office:value-type="float" office:value="36585">
                <text:p>36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3622929518382">
                <text:p>0.97362292951838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37500">
                <text:p>37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